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6e61" officeooo:paragraph-rsid="000f6e61"/>
    </style:style>
    <style:style style:name="P2" style:family="paragraph" style:parent-style-name="Standard">
      <style:text-properties officeooo:paragraph-rsid="000f6e61"/>
    </style:style>
    <style:style style:name="T1" style:family="text">
      <style:text-properties officeooo:rsid="000f6e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 : CY-Yumland</text:p>
      <text:p text:style-name="P2"><text:span text:style-name="T1">Thème :</text:span>Cuisine traditionnelle turque et grillade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3T13:45:19.237010727</meta:creation-date>
    <dc:date>2026-02-13T15:29:38.526151028</dc:date>
    <meta:editing-duration>PT4M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9" meta:character-count="68" meta:non-whitespace-character-count="61"/>
  </office:meta>
</office:document-meta>
</file>